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eeeeee" draw:textarea-horizontal-align="justify" draw:textarea-vertical-align="middle" draw:auto-grow-height="false" fo:min-height="3.35cm" fo:min-width="0.5cm"/>
    </style:style>
    <style:style style:name="gr2" style:family="graphic" style:parent-style-name="standard">
      <style:graphic-properties svg:stroke-color="#999999" draw:fill-color="#eeeeee" draw:textarea-horizontal-align="justify" draw:textarea-vertical-align="middle" draw:auto-grow-height="false" fo:min-height="7.95cm" fo:min-width="0.5cm"/>
    </style:style>
    <style:style style:name="gr3" style:family="graphic" style:parent-style-name="standard">
      <style:graphic-properties svg:stroke-color="#999999" draw:fill-color="#cccccc" draw:textarea-horizontal-align="justify" draw:textarea-vertical-align="middle" draw:auto-grow-height="false" fo:min-height="0.55cm" fo:min-width="0.5cm"/>
    </style:style>
    <style:style style:name="gr4" style:family="graphic" style:parent-style-name="standard">
      <style:graphic-properties draw:textarea-horizontal-align="justify" draw:textarea-vertical-align="middle" draw:auto-grow-height="false" fo:min-height="0.662cm" fo:min-width="0.3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svg:stroke-color="#006600" draw:fill-color="#66cc00" draw:textarea-horizontal-align="justify" draw:textarea-vertical-align="middle" draw:auto-grow-height="false" fo:min-height="0.662cm" fo:min-width="0.37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66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3.6cm" svg:x="1.55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8.2cm" svg:x="6.6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0.8cm" svg:x="6.6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43cm" svg:height="1.288cm" svg:x="4.536cm" svg:y="3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243cm" svg:height="1.288cm" svg:x="4.536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43cm" svg:height="1.288cm" svg:x="4.536cm" svg:y="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0.8cm" svg:x="1.55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324cm" svg:y1="6.635cm" svg:x2="4.536cm" svg:y2="6.649cm" draw:start-shape="id1" draw:start-glue-point="1" draw:end-shape="id2" draw:end-glue-point="6" svg:d="M2324 6635l2212 14" svg:viewBox="0 0 2213 15">
          <text:p/>
        </draw:connector>
        <draw:frame draw:style-name="gr6" draw:text-style-name="P3" xml:id="id1" draw:id="id1" draw:layer="layout" svg:width="0.534cm" svg:height="0.47cm" svg:x="1.79cm" svg:y="6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3" xml:id="id3" draw:id="id3" draw:layer="layout" svg:width="1.243cm" svg:height="1.288cm" svg:x="11.612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2.855cm" svg:y1="6.656cm" svg:x2="14.023cm" svg:y2="6.638cm" draw:start-shape="id3" draw:start-glue-point="10" svg:d="M12855 6656l1168-18" svg:viewBox="0 0 1169 19">
          <text:p/>
        </draw:connector>
        <draw:frame draw:style-name="gr6" draw:text-style-name="P3" draw:layer="layout" svg:width="0.471cm" svg:height="0.47cm" svg:x="13cm" svg:y="6.0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3" xml:id="id4" draw:id="id4" draw:layer="layout" svg:width="1.224cm" svg:height="0.53cm" svg:x="4.545cm" svg:y="3.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3" xml:id="id7" draw:id="id7" draw:layer="layout" svg:width="1.224cm" svg:height="0.53cm" svg:x="4.545cm" svg:y="6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3" xml:id="id5" draw:id="id5" draw:layer="layout" svg:width="1.224cm" svg:height="0.53cm" svg:x="4.545cm" svg:y="9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3" xml:id="id10" draw:id="id10" draw:layer="layout" svg:width="1.224cm" svg:height="0.53cm" svg:x="11.621cm" svg:y="6.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3" draw:layer="layout" svg:width="1.858cm" svg:height="0.581cm" svg:x="4.228cm" svg:y="4.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3" draw:layer="layout" svg:width="1.844cm" svg:height="0.581cm" svg:x="4.235cm" svg:y="7.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3" draw:layer="layout" svg:width="1.858cm" svg:height="0.581cm" svg:x="4.228cm" svg:y="10.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5" draw:layer="layout" svg:width="1.2cm" svg:height="1.2cm" svg:x="4.557cm" svg:y="7.7cm">
          <draw:text-box>
            <text:p text:style-name="P3">...</text:p>
          </draw:text-box>
        </draw:frame>
        <draw:frame draw:style-name="gr6" draw:text-style-name="P3" draw:layer="layout" svg:width="1.42cm" svg:height="0.509cm" svg:x="11.523cm" svg:y="7.40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3" draw:layer="layout" svg:width="0.655cm" svg:height="0.569cm" svg:x="6.773cm" svg:y="3.0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3" draw:layer="layout" svg:width="0.648cm" svg:height="0.569cm" svg:x="6.776cm" svg:y="6.07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3" draw:layer="layout" svg:width="0.655cm" svg:height="0.569cm" svg:x="6.773cm" svg:y="9.07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5" draw:text-style-name="P4" draw:layer="layout" draw:type="line" svg:x1="2.324cm" svg:y1="6.635cm" svg:x2="4.545cm" svg:y2="3.665cm" draw:start-shape="id1" draw:start-glue-point="1" draw:end-shape="id4" draw:end-glue-point="3" svg:d="M2324 6635l2221-2970" svg:viewBox="0 0 2222 2971">
          <text:p/>
        </draw:connector>
        <draw:connector draw:style-name="gr5" draw:text-style-name="P4" draw:layer="layout" draw:type="line" svg:x1="2.324cm" svg:y1="6.635cm" svg:x2="4.545cm" svg:y2="9.665cm" draw:start-shape="id1" draw:start-glue-point="1" draw:end-shape="id5" draw:end-glue-point="3" svg:d="M2324 6635l2221 3030" svg:viewBox="0 0 2222 3031">
          <text:p/>
        </draw:connector>
        <draw:frame draw:style-name="gr6" draw:text-style-name="P3" draw:layer="layout" svg:width="0.67cm" svg:height="0.53cm" svg:x="6.765cm" svg:y="2.43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0.572cm" svg:height="0.53cm" svg:x="1.771cm" svg:y="7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0.563cm" svg:height="0.53cm" svg:x="1.776cm" svg:y="7.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5" draw:layer="layout" svg:width="1.2cm" svg:height="1.2cm" svg:x="1.457cm" svg:y="8cm">
          <draw:text-box>
            <text:p text:style-name="P3">...</text:p>
          </draw:text-box>
        </draw:frame>
        <draw:frame draw:style-name="gr6" draw:text-style-name="P3" draw:layer="layout" svg:width="0.627cm" svg:height="0.53cm" svg:x="1.744cm" svg:y="8.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5" draw:layer="layout" svg:width="1.2cm" svg:height="1.2cm" svg:x="6.5cm" svg:y="7.7cm">
          <draw:text-box>
            <text:p text:style-name="P3">...</text:p>
          </draw:text-box>
        </draw:frame>
        <draw:custom-shape draw:style-name="gr2" draw:text-style-name="P1" draw:layer="layout" svg:width="1cm" svg:height="8.2cm" svg:x="10.1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0.8cm" svg:x="10.1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0.816cm" svg:height="0.569cm" svg:x="10.273cm" svg:y="3.9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3" draw:layer="layout" svg:width="0.809cm" svg:height="0.569cm" svg:x="10.276cm" svg:y="6.07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text-style-name="P3" draw:layer="layout" svg:width="0.816cm" svg:height="0.569cm" svg:x="10.273cm" svg:y="7.47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3" draw:layer="layout" svg:width="0.831cm" svg:height="0.53cm" svg:x="10.265cm" svg:y="2.43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5" draw:layer="layout" svg:width="1.2cm" svg:height="1.2cm" svg:x="10cm" svg:y="6.5cm">
          <draw:text-box>
            <text:p text:style-name="P3">...</text:p>
          </draw:text-box>
        </draw:frame>
        <draw:custom-shape draw:style-name="gr8" draw:text-style-name="P6" draw:layer="layout" svg:width="1.243cm" svg:height="1.288cm" svg:x="8.25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6" draw:id="id6" draw:layer="layout" svg:width="1.545cm" svg:height="0.53cm" svg:x="8.1cm" svg:y="3.4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5" draw:layer="layout" svg:width="1.2cm" svg:height="1.2cm" svg:x="8.272cm" svg:y="7.701cm">
          <draw:text-box>
            <text:p text:style-name="P3">...</text:p>
          </draw:text-box>
        </draw:frame>
        <draw:custom-shape draw:style-name="gr8" draw:text-style-name="P6" draw:layer="layout" svg:width="1.243cm" svg:height="1.288cm" svg:x="8.251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8" draw:id="id8" draw:layer="layout" svg:width="1.545cm" svg:height="0.53cm" svg:x="8.1cm" svg:y="6.41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8" draw:text-style-name="P6" draw:layer="layout" svg:width="1.243cm" svg:height="1.288cm" svg:x="8.251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9" draw:id="id9" draw:layer="layout" svg:width="1.545cm" svg:height="0.53cm" svg:x="8.1cm" svg:y="9.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5" draw:text-style-name="P4" draw:layer="layout" draw:type="line" svg:x1="5.769cm" svg:y1="3.665cm" svg:x2="8.1cm" svg:y2="3.666cm" draw:start-shape="id4" draw:start-glue-point="1" draw:end-shape="id6" draw:end-glue-point="3" svg:d="M5769 3665l2331 1" svg:viewBox="0 0 2332 2">
          <text:p/>
        </draw:connector>
        <draw:connector draw:style-name="gr5" draw:text-style-name="P4" draw:layer="layout" draw:type="line" svg:x1="5.769cm" svg:y1="6.665cm" svg:x2="8.1cm" svg:y2="6.677cm" draw:start-shape="id7" draw:start-glue-point="1" draw:end-shape="id8" draw:end-glue-point="3" svg:d="M5769 6665l2331 12" svg:viewBox="0 0 2332 13">
          <text:p/>
        </draw:connector>
        <draw:connector draw:style-name="gr5" draw:text-style-name="P4" draw:layer="layout" draw:type="line" svg:x1="5.769cm" svg:y1="9.665cm" svg:x2="8.1cm" svg:y2="9.665cm" draw:start-shape="id5" draw:start-glue-point="1" draw:end-shape="id9" svg:d="M5769 9665h2331" svg:viewBox="0 0 2332 1">
          <text:p/>
        </draw:connector>
        <draw:connector draw:style-name="gr5" draw:text-style-name="P4" draw:layer="layout" draw:type="line" svg:x1="9.645cm" svg:y1="3.666cm" svg:x2="11.794cm" svg:y2="6.2cm" draw:start-shape="id6" draw:start-glue-point="1" draw:end-shape="id3" draw:end-glue-point="5" svg:d="M9645 3666l2149 2534" svg:viewBox="0 0 2150 2535">
          <text:p/>
        </draw:connector>
        <draw:connector draw:style-name="gr5" draw:text-style-name="P4" draw:layer="layout" draw:type="line" svg:x1="9.645cm" svg:y1="6.677cm" svg:x2="11.621cm" svg:y2="6.665cm" draw:start-shape="id8" draw:end-shape="id10" draw:end-glue-point="3" svg:d="M9645 6677l1976-12" svg:viewBox="0 0 1977 13">
          <text:p/>
        </draw:connector>
        <draw:connector draw:style-name="gr5" draw:text-style-name="P4" draw:layer="layout" draw:type="line" svg:x1="9.645cm" svg:y1="9.665cm" svg:x2="11.794cm" svg:y2="7.112cm" draw:start-shape="id9" draw:start-glue-point="1" draw:end-shape="id3" draw:end-glue-point="7" svg:d="M9645 9665l2149-2553" svg:viewBox="0 0 2150 25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4:24.623377814</meta:creation-date>
    <dc:date>2017-06-22T11:08:34.994364925</dc:date>
    <meta:editing-duration>P3DT4H54M17S</meta:editing-duration>
    <meta:editing-cycles>10</meta:editing-cycles>
    <meta:generator>LibreOffice/5.2.2.2$Linux_X86_64 LibreOffice_project/20m0$Build-2</meta:generator>
    <meta:document-statistic meta:object-count="52"/>
  </office:meta>
</office:document-meta>
</file>

<file path=Object 1/content.xml><?xml version="1.0" encoding="utf-8"?>
<math xmlns="http://www.w3.org/1998/Math/MathML" display="block">
  <semantics>
    <msub>
      <mi>X</mi>
      <mi>h</mi>
    </msub>
    <annotation encoding="StarMath 5.0">X_h</annotation>
  </semantics>
</math>
</file>

<file path=Object 10/content.xml><?xml version="1.0" encoding="utf-8"?>
<math xmlns="http://www.w3.org/1998/Math/MathML" display="block">
  <semantics>
    <mstyle color="red">
      <mrow>
        <mo fence="true" stretchy="false">(</mo>
        <mrow>
          <mrow>
            <mi>W</mi>
            <mi>,</mi>
            <mi>B</mi>
          </mrow>
        </mrow>
        <mo fence="true" stretchy="false">)</mo>
      </mrow>
    </mstyle>
    <annotation encoding="StarMath 5.0">color red {({W}, {B})}</annotation>
  </semantics>
</math>
</file>

<file path=Object 11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12/content.xml><?xml version="1.0" encoding="utf-8"?>
<math xmlns="http://www.w3.org/1998/Math/MathML" display="block">
  <semantics>
    <mstyle color="red">
      <mrow>
        <mo fence="true" stretchy="false">(</mo>
        <mrow>
          <mrow>
            <msub>
              <mi>W</mi>
              <msub>
                <mi>h</mi>
                <mn>0</mn>
              </msub>
            </msub>
            <mi>,</mi>
            <msub>
              <mi>B</mi>
              <msub>
                <mi>h</mi>
                <mn>0</mn>
              </msub>
            </msub>
          </mrow>
        </mrow>
        <mo fence="true" stretchy="false">)</mo>
      </mrow>
    </mstyle>
    <annotation encoding="StarMath 5.0">color red {({W_{h_0}}, {B_{h_0}})}</annotation>
  </semantics>
</math>
</file>

<file path=Object 13/content.xml><?xml version="1.0" encoding="utf-8"?>
<math xmlns="http://www.w3.org/1998/Math/MathML" display="block">
  <semantics>
    <msub>
      <mi>x</mi>
      <msub>
        <mi>h</mi>
        <mn>0</mn>
      </msub>
    </msub>
    <annotation encoding="StarMath 5.0">x_{h_0}</annotation>
  </semantics>
</math>
</file>

<file path=Object 14/content.xml><?xml version="1.0" encoding="utf-8"?>
<math xmlns="http://www.w3.org/1998/Math/MathML" display="block">
  <semantics>
    <msub>
      <mi>x</mi>
      <msub>
        <mi>h</mi>
        <mn>1</mn>
      </msub>
    </msub>
    <annotation encoding="StarMath 5.0">x_{h_1}</annotation>
  </semantics>
</math>
</file>

<file path=Object 15/content.xml><?xml version="1.0" encoding="utf-8"?>
<math xmlns="http://www.w3.org/1998/Math/MathML" display="block">
  <semantics>
    <msub>
      <mi>x</mi>
      <msub>
        <mi>h</mi>
        <mi>n</mi>
      </msub>
    </msub>
    <annotation encoding="StarMath 5.0">x_{h_n}</annotation>
  </semantics>
</math>
</file>

<file path=Object 1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18/content.xml><?xml version="1.0" encoding="utf-8"?>
<math xmlns="http://www.w3.org/1998/Math/MathML" display="block">
  <semantics>
    <mrow>
      <mi>x</mi>
      <msub>
        <mi>'</mi>
        <msub>
          <mi>h</mi>
          <mn>0</mn>
        </msub>
      </msub>
    </mrow>
    <annotation encoding="StarMath 5.0">x'_{h_0}</annotation>
  </semantics>
</math>
</file>

<file path=Object 19/content.xml><?xml version="1.0" encoding="utf-8"?>
<math xmlns="http://www.w3.org/1998/Math/MathML" display="block">
  <semantics>
    <mrow>
      <mi>x</mi>
      <msub>
        <mi>'</mi>
        <msub>
          <mi>h</mi>
          <mn>1</mn>
        </msub>
      </msub>
    </mrow>
    <annotation encoding="StarMath 5.0">x'_{h_1}</annotation>
  </semantics>
</math>
</file>

<file path=Object 2/content.xml><?xml version="1.0" encoding="utf-8"?>
<math xmlns="http://www.w3.org/1998/Math/MathML" display="block">
  <semantics>
    <mi>X</mi>
    <annotation encoding="StarMath 5.0">X

</annotation>
  </semantics>
</math>
</file>

<file path=Object 20/content.xml><?xml version="1.0" encoding="utf-8"?>
<math xmlns="http://www.w3.org/1998/Math/MathML" display="block">
  <semantics>
    <mrow>
      <mi>x</mi>
      <msub>
        <mi>'</mi>
        <msub>
          <mi>h</mi>
          <mi>n</mi>
        </msub>
      </msub>
    </mrow>
    <annotation encoding="StarMath 5.0">x'_{h_n}</annotation>
  </semantics>
</math>
</file>

<file path=Object 21/content.xml><?xml version="1.0" encoding="utf-8"?>
<math xmlns="http://www.w3.org/1998/Math/MathML" display="block">
  <semantics>
    <mrow>
      <mi>X</mi>
      <msub>
        <mi>'</mi>
        <mi>h</mi>
      </msub>
    </mrow>
    <annotation encoding="StarMath 5.0">X'_h</annotation>
  </semantics>
</math>
</file>

<file path=Object 22/content.xml><?xml version="1.0" encoding="utf-8"?>
<math xmlns="http://www.w3.org/1998/Math/MathML" display="block">
  <semantics>
    <msub>
      <mi>F</mi>
      <mi mathvariant="italic">activation</mi>
    </msub>
    <annotation encoding="StarMath 5.0">F_activation</annotation>
  </semantics>
</math>
</file>

<file path=Object 23/content.xml><?xml version="1.0" encoding="utf-8"?>
<math xmlns="http://www.w3.org/1998/Math/MathML" display="block">
  <semantics>
    <msub>
      <mi>F</mi>
      <mi mathvariant="italic">activation</mi>
    </msub>
    <annotation encoding="StarMath 5.0">F_activation</annotation>
  </semantics>
</math>
</file>

<file path=Object 25/content.xml><?xml version="1.0" encoding="utf-8"?>
<math xmlns="http://www.w3.org/1998/Math/MathML" display="block">
  <semantics>
    <msub>
      <mi>F</mi>
      <mi mathvariant="italic">activation</mi>
    </msub>
    <annotation encoding="StarMath 5.0">F_activation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6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7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8/content.xml><?xml version="1.0" encoding="utf-8"?>
<math xmlns="http://www.w3.org/1998/Math/MathML" display="block">
  <semantics>
    <mstyle color="red">
      <mrow>
        <mo fence="true" stretchy="false">(</mo>
        <mrow>
          <mrow>
            <msub>
              <mi>W</mi>
              <msub>
                <mi>h</mi>
                <mn>1</mn>
              </msub>
            </msub>
            <mi>,</mi>
            <msub>
              <mi>B</mi>
              <msub>
                <mi>h</mi>
                <mn>1</mn>
              </msub>
            </msub>
          </mrow>
        </mrow>
        <mo fence="true" stretchy="false">)</mo>
      </mrow>
    </mstyle>
    <annotation encoding="StarMath 5.0">color red {({W_{h_1}}, {B_{h_1}})}</annotation>
  </semantics>
</math>
</file>

<file path=Object 9/content.xml><?xml version="1.0" encoding="utf-8"?>
<math xmlns="http://www.w3.org/1998/Math/MathML" display="block">
  <semantics>
    <mstyle color="red">
      <mrow>
        <mo fence="true" stretchy="false">(</mo>
        <mrow>
          <mrow>
            <msub>
              <mi>W</mi>
              <msub>
                <mi>h</mi>
                <mi>n</mi>
              </msub>
            </msub>
            <mi>,</mi>
            <msub>
              <mi>B</mi>
              <msub>
                <mi>h</mi>
                <mi>n</mi>
              </msub>
            </msub>
          </mrow>
        </mrow>
        <mo fence="true" stretchy="false">)</mo>
      </mrow>
    </mstyle>
    <annotation encoding="StarMath 5.0">color red {({W_{h_n}}, {B_{h_n}})}</annotation>
  </semantics>
</math>
</file>